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6.705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 style:parent-style-name="Standard">
      <style:text-properties officeooo:paragraph-rsid="038db2eb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29de11" style:font-size-asian="12pt" style:font-size-complex="12pt"/>
    </style:style>
    <style:style style:name="T14" style:family="text">
      <style:text-properties fo:font-size="12pt" officeooo:rsid="03345096" style:font-size-asian="12pt" style:font-size-complex="12pt"/>
    </style:style>
    <style:style style:name="T15" style:family="text">
      <style:text-properties fo:font-size="12pt" officeooo:rsid="03828afe" style:font-size-asian="12pt" style:font-size-complex="12pt"/>
    </style:style>
    <style:style style:name="T16" style:family="text">
      <style:text-properties fo:font-size="12pt" officeooo:rsid="03855a53" style:font-size-asian="12pt" style:font-size-complex="12pt"/>
    </style:style>
    <style:style style:name="T17" style:family="text">
      <style:text-properties fo:font-size="12pt" officeooo:rsid="03867ec5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font-style-asian="normal" style:font-style-complex="normal"/>
    </style:style>
    <style:style style:name="T22" style:family="text">
      <style:text-properties officeooo:rsid="03850c7c"/>
    </style:style>
    <style:style style:name="T23" style:family="text">
      <style:text-properties officeooo:rsid="0387c0db"/>
    </style:style>
    <style:style style:name="T24" style:family="text">
      <style:text-properties officeooo:rsid="038838b6"/>
    </style:style>
    <style:style style:name="T25" style:family="text">
      <style:text-properties officeooo:rsid="0388cad3"/>
    </style:style>
    <style:style style:name="T26" style:family="text">
      <style:text-properties officeooo:rsid="038a165c"/>
    </style:style>
    <style:style style:name="T27" style:family="text">
      <style:text-properties officeooo:rsid="038a2ce0"/>
    </style:style>
    <style:style style:name="T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de94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e2a0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fa95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I</text:span><text:span text:style-name="T13">n</text:span><text:span text:style-name="T15">name</text:span><text:span text:style-name="T16">formulier</text:span><text:span text:style-name="T13"> </text:span><text:span text:style-name="T14">voor </text:span><text:span text:style-name="T15">h</text:span><text:span text:style-name="T14">e</text:span><text:span text:style-name="T15">t</text:span><text:span text:style-name="T14"> </text:span><text:span text:style-name="T15">over</text:span><text:span text:style-name="T17">stappen</text:span><text:span text:style-name="T15"> </text:span><text:span text:style-name="T13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3">.</text:span></text:p>
      <text:p text:style-name="P3"/>
      <text:p text:style-name="P3">Het invullen van dit formulier helpt bij het beoordelen van een <text:span text:style-name="T22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8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8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8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</text:span><text:span text:style-name="T26">Bijv</text:span><text:span text:style-name="T27">o</text:span><text:span text:style-name="T9">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8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23">Bijv</text:span><text:span text:style-name="T8">oorbeeld:</text:span> Windows <text:span text:style-name="T23">10</text:span>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8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3">Welke programma's gebruikt u dagelijks?</text:p>
            <text:p text:style-name="P3">(<text:span text:style-name="T24">Bijv</text:span>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8" svg:width="8.166cm" svg:height="6.301cm" draw:control="control4"/></text:p>
          </table:table-cell>
        </table:table-row>
        <table:table-row>
          <table:table-cell table:style-name="Tabel1.A2" office:value-type="string">
            <text:p text:style-name="P3">Wat is het merk en type van uw printer?</text:p>
            <text:p text:style-name="P3">(<text:span text:style-name="T25">Bijv</text:span>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8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  <text:p text:style-name="P6"><text:span text:style-name="Emphasis"><text:span text:style-name="T19"/></text:span></text:p>
      <text:p text:style-name="P7"><text:span text:style-name="Emphasis"><text:span text:style-name="T28">Geschreven </text:span></text:span><text:span text:style-name="Emphasis"><text:span text:style-name="T32">in </text:span></text:span><text:span text:style-name="Emphasis"><text:span text:style-name="T31">2018 </text:span></text:span><text:span text:style-name="Emphasis"><text:span text:style-name="T28">door </text:span></text:span><text:a xlink:type="simple" xlink:href="mailto:info@karelzimmer.nl?subject=Innameformulier%20overstappen%20Windows%20naar%20Linux" text:style-name="Internet_20_link" text:visited-style-name="Visited_20_Internet_20_Link"><text:span text:style-name="Emphasis"><text:span text:style-name="T29">Karel Zimmer</text:span></text:span></text:a><text:span text:style-name="Emphasis"><text:span text:style-name="T2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">Creative Commons Publiek Domein Verklaring</text:span></text:span></text:a><text:span text:style-name="Emphasis"><text:span text:style-name="T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2-10-02T18:57:42.818095134">02-10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10-02T18:57:42.538213506</dc:date>
    <meta:editing-duration>PT18H21M38S</meta:editing-duration>
    <meta:editing-cycles>917</meta:editing-cycles>
    <meta:generator>LibreOffice/7.3.6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7" meta:word-count="166" meta:character-count="1172" meta:non-whitespace-character-count="1024"/>
  </office:meta>
</office:document-meta>
</file>